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0C0000000CC1B54C41.gif" manifest:media-type=""/>
  <manifest:file-entry manifest:full-path="Pictures/100002000000000C0000000CC1013708.gif" manifest:media-type=""/>
  <manifest:file-entry manifest:full-path="Pictures/100002000000001000000010E156A1A9.gif" manifest:media-type=""/>
  <manifest:file-entry manifest:full-path="Pictures/100002000000000A0000000AD0B8BA86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fo:language="en" fo:country="GB"/>
    </style:style>
    <style:style style:name="P3" style:family="paragraph" style:parent-style-name="Preformatted_20_Text">
      <style:paragraph-properties fo:text-align="center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text-align="justify" style:justify-single-word="false"/>
      <style:text-properties fo:font-size="14pt" fo:language="en" fo:country="GB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Preformatted_20_Text">
      <style:paragraph-properties fo:text-align="end" style:justify-single-word="false"/>
      <style:text-properties fo:font-size="8pt" fo:language="en" fo:country="GB" fo:font-weight="bold" style:font-size-asian="8pt" style:font-weight-asian="bold" style:font-size-complex="8pt" style:font-weight-complex="bold"/>
    </style:style>
    <style:style style:name="P6" style:family="paragraph" style:parent-style-name="Preformatted_20_Text">
      <style:paragraph-properties fo:text-align="justify" style:justify-single-word="false"/>
      <style:text-properties fo:font-size="8pt" fo:language="en" fo:country="GB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8pt" fo:language="en" fo:country="GB" fo:font-style="italic" fo:font-weight="normal" style:font-size-asian="8pt" style:font-style-asian="italic" style:font-weight-asian="bold" style:font-size-complex="8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P10" style:family="paragraph" style:parent-style-name="Preformatted_20_Text">
      <style:paragraph-properties fo:text-align="justify" style:justify-single-word="false"/>
    </style:style>
    <style:style style:name="P11" style:family="paragraph" style:parent-style-name="Preformatted_20_Text">
      <style:paragraph-properties fo:text-align="justify" style:justify-single-word="false"/>
      <style:text-properties fo:font-size="10pt" fo:language="en" fo:country="GB" style:font-size-asian="10pt" style:font-size-complex="10pt"/>
    </style:style>
    <style:style style:name="P12" style:family="paragraph" style:parent-style-name="Preformatted_20_Text">
      <style:paragraph-properties fo:text-align="center" style:justify-single-word="false"/>
      <style:text-properties fo:color="#ff420e" fo:font-size="20pt" fo:language="en" fo:country="GB" fo:font-weight="bold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text-align="end" style:justify-single-word="false"/>
      <style:text-properties fo:color="#ff420e" fo:font-size="20pt" fo:language="en" fo:country="GB" fo:font-weight="bold" style:font-size-asian="20pt" style:font-weight-asian="bold" style:font-size-complex="20pt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1pt" fo:language="en" fo:country="GB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Preformatted_20_Text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16" style:family="paragraph" style:parent-style-name="Preformatted_20_Text">
      <style:paragraph-properties fo:margin-left="0.9846in" fo:margin-right="0in" fo:text-align="justify" style:justify-single-word="false" fo:text-indent="-0.25in" style:auto-text-indent="false"/>
      <style:text-properties fo:language="en" fo:country="GB"/>
    </style:style>
    <style:style style:name="P17" style:family="paragraph" style:parent-style-name="Preformatted_20_Text">
      <style:paragraph-properties fo:margin-left="0.9846in" fo:margin-right="0in" fo:text-align="justify" style:justify-single-word="false" fo:text-indent="-0.25in" style:auto-text-indent="false"/>
      <style:text-properties fo:language="en" fo:country="GB" fo:font-style="italic" style:font-style-asian="italic" style:font-style-complex="italic"/>
    </style:style>
    <style:style style:name="P18" style:family="paragraph" style:parent-style-name="Preformatted_20_Text">
      <style:paragraph-properties fo:margin-left="0.9846in" fo:margin-right="0in" fo:text-align="justify" style:justify-single-word="false" fo:text-indent="-0.25in" style:auto-text-indent="false"/>
      <style:text-properties fo:language="en" fo:country="GB" fo:font-style="normal" style:font-style-asian="normal" style:font-style-complex="normal"/>
    </style:style>
    <style:style style:name="P19" style:family="paragraph" style:parent-style-name="Preformatted_20_Text">
      <style:paragraph-properties fo:margin-left="0in" fo:margin-right="0in" fo:text-align="justify" style:justify-single-word="false" fo:text-indent="0in" style:auto-text-indent="false"/>
      <style:text-properties fo:language="en" fo:country="GB"/>
    </style:style>
    <style:style style:name="P2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left="0.9846in" fo:margin-right="0in" fo:text-align="justify" style:justify-single-word="false" fo:text-indent="0in" style:auto-text-indent="false"/>
      <style:text-properties fo:language="en" fo:country="GB"/>
    </style:style>
    <style:style style:name="P23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language="en" fo:country="GB" fo:font-weight="normal" style:font-weight-asian="normal" style:font-weight-complex="normal"/>
    </style:style>
    <style:style style:name="P24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P25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language="en" fo:country="GB" fo:font-weight="bold" style:font-weight-asian="bold" style:font-weight-complex="bold"/>
    </style:style>
    <style:style style:name="P26" style:family="paragraph" style:parent-style-name="Preformatted_20_Text">
      <style:paragraph-properties fo:margin-left="0.4925in" fo:margin-right="0in" fo:text-align="justify" style:justify-single-word="false" fo:text-indent="-0.25in" style:auto-text-indent="false"/>
      <style:text-properties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margin-left="0.4925in" fo:margin-right="0in" fo:text-align="justify" style:justify-single-word="false" fo:text-indent="0in" style:auto-text-indent="false"/>
      <style:text-properties fo:language="en" fo:country="GB" fo:font-style="italic" style:font-style-asian="italic" style:font-style-complex="italic"/>
    </style:style>
    <style:style style:name="P28" style:family="paragraph" style:parent-style-name="Preformatted_20_Text">
      <style:paragraph-properties fo:text-align="start" style:justify-single-word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29" style:family="paragraph" style:parent-style-name="Preformatted_20_Text" style:list-style-name="L3">
      <style:paragraph-properties fo:text-align="justify" style:justify-single-word="false"/>
      <style:text-properties fo:language="en" fo:country="GB"/>
    </style:style>
    <style:style style:name="P30" style:family="paragraph" style:parent-style-name="Preformatted_20_Text" style:list-style-name="L5">
      <style:paragraph-properties fo:text-align="justify" style:justify-single-word="false"/>
      <style:text-properties fo:language="en" fo:country="GB"/>
    </style:style>
    <style:style style:name="P31" style:family="paragraph" style:parent-style-name="Preformatted_20_Text" style:list-style-name="L10">
      <style:paragraph-properties fo:text-align="justify" style:justify-single-word="false"/>
      <style:text-properties fo:language="en" fo:country="GB"/>
    </style:style>
    <style:style style:name="P32" style:family="paragraph" style:parent-style-name="Preformatted_20_Text" style:list-style-name="L3">
      <style:paragraph-properties fo:text-align="justify" style:justify-single-word="false"/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P33" style:family="paragraph" style:parent-style-name="Preformatted_20_Text" style:list-style-name="L5">
      <style:paragraph-properties fo:text-align="justify" style:justify-single-word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4" style:family="paragraph" style:parent-style-name="Preformatted_20_Text" style:list-style-name="L3">
      <style:paragraph-properties fo:text-align="justify" style:justify-single-word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5" style:family="paragraph" style:parent-style-name="Preformatted_20_Text" style:list-style-name="L3">
      <style:paragraph-properties fo:text-align="justify" style:justify-single-word="false"/>
    </style:style>
    <style:style style:name="P36" style:family="paragraph" style:parent-style-name="Preformatted_20_Text" style:list-style-name="L4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7" style:family="paragraph" style:parent-style-name="Preformatted_20_Text" style:list-style-name="L6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8" style:family="paragraph" style:parent-style-name="Preformatted_20_Text" style:list-style-name="L7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9" style:family="paragraph" style:parent-style-name="Preformatted_20_Text" style:list-style-name="L8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0" style:family="paragraph" style:parent-style-name="Preformatted_20_Text" style:list-style-name="L9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Preformatted_20_Text" style:list-style-name="L11">
      <style:paragraph-properties fo:text-align="justify" style:justify-single-word="false"/>
      <style:text-properties fo:font-size="9pt" fo:language="en" fo:country="GB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2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language="en" fo:country="GB" fo:font-weight="normal" style:font-weight-asian="normal" style:font-weight-complex="normal"/>
    </style:style>
    <style:style style:name="P43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P44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language="en" fo:country="GB"/>
    </style:style>
    <style:style style:name="P45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  <style:text-properties fo:font-size="10pt" fo:language="en" fo:country="GB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Preformatted_20_Text" style:list-style-name="L1">
      <style:paragraph-properties fo:margin-left="0.4925in" fo:margin-right="0in" fo:text-align="justify" style:justify-single-word="false" fo:text-indent="-0.25in" style:auto-text-indent="false"/>
    </style:style>
    <style:style style:name="P47" style:family="paragraph" style:parent-style-name="Preformatted_20_Text" style:list-style-name="L1">
      <style:paragraph-properties fo:margin-left="0.9846in" fo:margin-right="0in" fo:text-align="justify" style:justify-single-word="false" fo:text-indent="-0.25in" style:auto-text-indent="false"/>
      <style:text-properties fo:language="en" fo:country="GB"/>
    </style:style>
    <style:style style:name="P48" style:family="paragraph" style:parent-style-name="Preformatted_20_Text" style:list-style-name="L12">
      <style:paragraph-properties fo:margin-left="0.9846in" fo:margin-right="0in" fo:text-align="justify" style:justify-single-word="false" fo:text-indent="-0.25in" style:auto-text-indent="false"/>
      <style:text-properties fo:language="en" fo:country="GB"/>
    </style:style>
    <style:style style:name="P49" style:family="paragraph" style:parent-style-name="Preformatted_20_Text" style:list-style-name="L12">
      <style:paragraph-properties fo:margin-left="0.9846in" fo:margin-right="0in" fo:text-align="justify" style:justify-single-word="false" fo:text-indent="-0.25in" style:auto-text-indent="false"/>
      <style:text-properties fo:language="en" fo:country="GB" fo:font-style="italic" style:font-style-asian="italic" style:font-style-complex="italic"/>
    </style:style>
    <style:style style:name="P50" style:family="paragraph" style:parent-style-name="Preformatted_20_Text" style:list-style-name="L12">
      <style:paragraph-properties fo:margin-left="0.9846in" fo:margin-right="0in" fo:text-align="justify" style:justify-single-word="false" fo:text-indent="-0.25in" style:auto-text-indent="false"/>
      <style:text-properties fo:language="en" fo:country="GB" fo:font-style="normal" style:font-style-asian="normal" style:font-style-complex="normal"/>
    </style:style>
    <style:style style:name="P51" style:family="paragraph" style:parent-style-name="Preformatted_20_Text" style:list-style-name="L2">
      <style:paragraph-properties fo:margin-left="0.9846in" fo:margin-right="0in" fo:text-align="justify" style:justify-single-word="false" fo:text-indent="-0.25in" style:auto-text-indent="false"/>
      <style:text-properties fo:font-size="8pt" fo:language="en" fo:country="GB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52" style:family="paragraph" style:parent-style-name="Preformatted_20_Text" style:list-style-name="L1">
      <style:paragraph-properties fo:margin-left="1.4772in" fo:margin-right="0in" fo:text-align="justify" style:justify-single-word="false" fo:text-indent="-0.25in" style:auto-text-indent="false"/>
      <style:text-properties fo:language="en" fo:country="G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8pt" fo:language="en" fo:country="GB" fo:font-style="italic" style:font-size-asian="8pt" style:font-style-asian="italic" style:font-size-complex="8pt" style:font-style-complex="italic"/>
    </style:style>
    <style:style style:name="T8" style:family="text">
      <style:text-properties fo:font-size="10pt" fo:language="en" fo:country="GB" fo:font-style="normal" style:font-size-asian="10pt" style:font-style-asian="normal" style:font-size-complex="10pt" style:font-style-complex="normal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officeooo:rsid="0011930f"/>
    </style:style>
    <style:style style:name="T15" style:family="text">
      <style:text-properties officeooo:rsid="0015792c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2000000000A0000000AD0B8BA86.gif" xlink:type="simple" xlink:show="embed" xlink:actuate="onLoad">
        <style:list-level-properties text:list-level-position-and-space-mode="label-alignment" style:vertical-pos="middle" style:vertical-rel="line" fo:width="0.1043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B54C41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1000000010E156A1A9.gif" xlink:type="simple" xlink:show="embed" xlink:actuate="onLoad">
        <style:list-level-properties text:list-level-position-and-space-mode="label-alignment" style:vertical-pos="middle" style:vertical-rel="line" fo:width="0.1665in">
          <style:list-level-label-alignment text:label-followed-by="listtab" text:list-tab-stop-position="1.25in" fo:text-indent="-0.25in" fo:margin-left="1.25in"/>
        </style:list-level-properties>
      </text:list-level-style-image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image text:level="1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Pictures/100002000000000C0000000CC1013708.gif" xlink:type="simple" xlink:show="embed" xlink:actuate="onLoad">
        <style:list-level-properties text:list-level-position-and-space-mode="label-alignment" style:vertical-pos="middle" style:vertical-rel="line" fo:width="0.1252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MON GUIXÀ-GONZÁLEZ. <text:span text:style-name="T14">MARCH</text:span> 201<text:span text:style-name="T14">4</text:span></text:p>
      <text:p text:style-name="P3"/>
      <text:p text:style-name="P12">ELFINv0</text:p>
      <text:p text:style-name="P13"/>
      <text:p text:style-name="P14">ELFIN is a tool developed for analysing and comparing three-dimensionally the electrostatic potential of proteins with a view to establish structural and/or evolutionary conclusions.</text:p>
      <text:p text:style-name="P4"/>
      <text:p text:style-name="P4"/>
      <text:p text:style-name="P21">REQUIREMENTS, NOTES &amp;&amp; TIPS</text:p>
      <text:p text:style-name="P19"/>
      <text:p text:style-name="P22"/>
      <text:list xml:id="list13828818301" text:style-name="L1">
        <text:list-item>
          <text:p text:style-name="P42"><text:span text:style-name="T9">ELFIN uses output from </text:span><text:span text:style-name="Emphasis"><text:span text:style-name="T13">Adaptive Poisson-Boltzmann Solver</text:span></text:span><text:span text:style-name="T13"> (</text:span><text:span text:style-name="Emphasis"><text:span text:style-name="T13">APBS</text:span></text:span><text:span text:style-name="T13">)</text:span><text:span text:style-name="T9"> software (DX files) as source of electrostatic potential data. </text:span></text:p>
        </text:list-item>
      </text:list>
      <text:p text:style-name="P26"/>
      <text:p text:style-name="P26"/>
      <text:list xml:id="list1341414728" text:continue-numbering="true" text:style-name="L1">
        <text:list-item>
          <text:p text:style-name="P45">UPON COMPARING DIFFERENT PROTEINS, ALL PROTEINS MUST BE ALIGNED FIRST TO THE SAME TEMPLATE FOR MEANINGFUL RESULTS. <text:s/></text:p>
        </text:list-item>
      </text:list>
      <text:p text:style-name="P26"/>
      <text:p text:style-name="P26"/>
      <text:list xml:id="list424551908" text:continue-numbering="true" text:style-name="L1">
        <text:list-item>
          <text:p text:style-name="P42">You need <text:span text:style-name="T1">tcl 8.5 version</text:span> for running this program as the associated tcl routine deals with dictionaries (new command "dict"). Such feature is not supported by early versions.</text:p>
        </text:list-item>
      </text:list>
      <text:p text:style-name="P23"/>
      <text:p text:style-name="P23"/>
      <text:list xml:id="list2141864643" text:continue-numbering="true" text:style-name="L1">
        <text:list-item>
          <text:p text:style-name="P46"><text:span text:style-name="T4">Acrobat Reader</text:span><text:span text:style-name="T3"> and </text:span><text:span text:style-name="T4">Gnome document viewer (Evince)</text:span><text:span text:style-name="T3"> must be installed for visualizing output PDFs. </text:span></text:p>
          <text:p text:style-name="P42">If you require a different PDF visualization software, just manually change the path of variables “VIEWER” and “ACROREAD” at the beginning of the main controller script <text:span text:style-name="T2">ELFIN.sh</text:span><text:span text:style-name="T12">, located at directory “</text:span><text:span text:style-name="T2">YOURHOMEDIR/ELFINvxx/bin/</text:span><text:span text:style-name="T12">”, being xx the ELFIN version you installed (i.e. </text:span><text:span text:style-name="T2">ELFINv0)</text:span></text:p>
        </text:list-item>
      </text:list>
      <text:p text:style-name="P24"/>
      <text:p text:style-name="P24"/>
      <text:list xml:id="list1335581082" text:continue-numbering="true" text:style-name="L1">
        <text:list-item>
          <text:p text:style-name="P43"><text:span text:style-name="T2">VMD – Visual Molecular Dynamics </text:span><text:span text:style-name="T10">software must be installed for spacial visualization of protein and cubes.</text:span></text:p>
        </text:list-item>
      </text:list>
      <text:p text:style-name="P25"/>
      <text:p text:style-name="P25"/>
      <text:list xml:id="list1917654888" text:continue-numbering="true" text:style-name="L1">
        <text:list-item>
          <text:p text:style-name="P44"><text:span text:style-name="T1">OUTPUT</text:span> will show up at <text:span text:style-name="T2">Output/</text:span> folder and will include:</text:p>
          <text:p text:style-name="P44"/>
          <text:p text:style-name="P44"/>
          <text:list>
            <text:list-item>
              <text:p text:style-name="P47">Three <text:span text:style-name="T1">PDF</text:span><text:span text:style-name="T6"> images</text:span> of the results (Heatmap, Contourn1 &amp; Contourn2).</text:p>
              <text:p text:style-name="P47"/>
            </text:list-item>
            <text:list-item>
              <text:p text:style-name="P47"><text:span text:style-name="T6">Two tables</text:span> in flat format, containing the extracted data (coordinates, potential figures):</text:p>
              <text:p text:style-name="P47"/>
              <text:list>
                <text:list-item>
                  <text:p text:style-name="P52">One contains 3 dimensions (X, Y and POTENTIAL) and was used to generate the heatmap-like plot</text:p>
                  <text:p text:style-name="P52"/>
                </text:list-item>
                <text:list-item>
                  <text:p text:style-name="P52">The other contains 4 dimensions (X, Y, Z and POTENTIAL)</text:p>
                  <text:p text:style-name="P52"/>
                </text:list-item>
              </text:list>
            </text:list-item>
            <text:list-item>
              <text:p text:style-name="P47">A <text:span text:style-name="T1">VMD script</text:span> (.vmd) containing the saved state showing the 3D cube, if any. For loading up a vmd state, once ELFIN is finised, just run the following command in a terminal:</text:p>
              <text:p text:style-name="P47"/>
            </text:list-item>
          </text:list>
        </text:list-item>
      </text:list>
      <text:list xml:id="list406522089" text:style-name="L2">
        <text:list-item>
          <text:list>
            <text:list-item>
              <text:list>
                <text:list-item>
                  <text:list>
                    <text:list-header>
                      <text:p text:style-name="P51">$ vmd -e vmdstatefile.vmd</text:p>
                    </text:list-header>
                  </text:list>
                </text:list-item>
              </text:list>
            </text:list-item>
          </text:list>
        </text:list-item>
      </text:list>
      <text:p text:style-name="P28"><text:soft-page-break/></text:p>
      <text:p text:style-name="P28">INSTALLATION &amp; EXECUTION:</text:p>
      <text:p text:style-name="P2"/>
      <text:p text:style-name="P2"/>
      <text:p text:style-name="P2"/>
      <text:list xml:id="list42570172" text:style-name="L3">
        <text:list-item>
          <text:p text:style-name="P29">Unzip the package, open your terminal and type:</text:p>
          <text:p text:style-name="P32"/>
          <text:p text:style-name="P32">$ bash in<text:span text:style-name="T15">s</text:span>tall.sh</text:p>
        </text:list-item>
      </text:list>
      <text:p text:style-name="P9"/>
      <text:p text:style-name="P10"><text:span text:style-name="T7"><text:tab/></text:span><text:span text:style-name="T8">ELFIN is now installed and ready to be executed from a new terminal.</text:span></text:p>
      <text:p text:style-name="P11"/>
      <text:p text:style-name="P2"/>
      <text:list xml:id="list884650127" text:continue-numbering="true" text:style-name="L3">
        <text:list-item>
          <text:p text:style-name="P29">If you got the complete package, you'll find one DX/pqr sample in directory "Samples/" so you can play around a little <text:s/></text:p>
        </text:list-item>
      </text:list>
      <text:p text:style-name="P2"/>
      <text:p text:style-name="P2"/>
      <text:list xml:id="list1837454674" text:continue-numbering="true" text:style-name="L3">
        <text:list-item>
          <text:p text:style-name="P29">Now, use the following notation for interactive/non-interactive modes:</text:p>
        </text:list-item>
      </text:list>
      <text:p text:style-name="P2"/>
      <text:p text:style-name="P2"/>
      <text:list xml:id="list158782387" text:continue-numbering="true" text:style-name="L3">
        <text:list-item>
          <text:list>
            <text:list-item>
              <text:p text:style-name="P35"><text:span text:style-name="T3">For a guided </text:span><text:span text:style-name="T5">INTERACTIVE MODE</text:span><text:span text:style-name="T3"> where you insert parameters step by step, add no arguments to:</text:span></text:p>
              <text:p text:style-name="P29"/>
              <text:p text:style-name="P32">$ ELFIN </text:p>
              <text:p text:style-name="P32"/>
              <text:p text:style-name="P29">and just follow-up...</text:p>
            </text:list-item>
          </text:list>
        </text:list-item>
      </text:list>
      <text:p text:style-name="P2"/>
      <text:p text:style-name="P2"/>
      <text:list xml:id="list1105156445" text:continue-numbering="true" text:style-name="L3">
        <text:list-item>
          <text:list>
            <text:list-item>
              <text:p text:style-name="P35"><text:span text:style-name="T3">For </text:span><text:span text:style-name="T5">NON-INTERACTIVE MODE</text:span><text:span text:style-name="T3"> (pass arguments in one command) you have 5 possible combinations of arguments:</text:span></text:p>
              <text:p text:style-name="P29"/>
              <text:p text:style-name="P29"/>
              <text:list>
                <text:list-item>
                  <text:p text:style-name="P29">Customize your own patch:</text:p>
                  <text:p text:style-name="P29"/>
                </text:list-item>
              </text:list>
            </text:list-item>
          </text:list>
        </text:list-item>
      </text:list>
      <text:list xml:id="list1884103373" text:style-name="L4">
        <text:list-item>
          <text:list>
            <text:list-item>
              <text:list>
                <text:list-header>
                  <text:p text:style-name="P36">$ ELFIN dx prot ch coords refres dimx dimy dimz spac patchM cube plot</text:p>
                </text:list-header>
              </text:list>
            </text:list-item>
          </text:list>
        </text:list-item>
      </text:list>
      <text:p text:style-name="P8"/>
      <text:p text:style-name="P8"/>
      <text:list xml:id="list732665461" text:continue-list="list1105156445" text:style-name="L3">
        <text:list-item>
          <text:list>
            <text:list-item>
              <text:list>
                <text:list-item>
                  <text:p text:style-name="P29">Collect coordinates:</text:p>
                  <text:p text:style-name="P29"/>
                </text:list-item>
              </text:list>
            </text:list-item>
          </text:list>
        </text:list-item>
      </text:list>
      <text:list xml:id="list319531076" text:style-name="L5">
        <text:list-item>
          <text:list>
            <text:list-item>
              <text:list>
                <text:list-header>
                  <text:p text:style-name="P30"/>
                  <text:list>
                    <text:list-item>
                      <text:p text:style-name="P30">Build A 3D patch around a certain atom:</text:p>
                      <text:p text:style-name="P30"/>
                    </text:list-item>
                  </text:list>
                </text:list-header>
              </text:list>
            </text:list-item>
          </text:list>
        </text:list-item>
      </text:list>
      <text:list xml:id="list188391005" text:style-name="L6">
        <text:list-item>
          <text:list>
            <text:list-item>
              <text:list>
                <text:list-item>
                  <text:list>
                    <text:list-header>
                      <text:p text:style-name="P37">$ ELFIN dx prot ch coords coordM res1 atomname dimx dimy dimz spac plot</text:p>
                    </text:list-header>
                  </text:list>
                </text:list-item>
              </text:list>
            </text:list-item>
          </text:list>
        </text:list-item>
      </text:list>
      <text:p text:style-name="P7"/>
      <text:p text:style-name="P7"/>
      <text:list xml:id="list2136114037" text:continue-list="list319531076" text:style-name="L5">
        <text:list-item>
          <text:list>
            <text:list-item>
              <text:list>
                <text:list-item>
                  <text:list>
                    <text:list-item>
                      <text:p text:style-name="P30">Collect list of literal coordinates from 1 patch of all-atom residues:</text:p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list xml:id="list1059494032" text:style-name="L7">
        <text:list-item>
          <text:list>
            <text:list-item>
              <text:list>
                <text:list-item>
                  <text:list>
                    <text:list-header>
                      <text:p text:style-name="P38">$ ELFIN dx prot ch coords coordM answ res1 res2 plot</text:p>
                    </text:list-header>
                  </text:list>
                </text:list-item>
              </text:list>
            </text:list-item>
          </text:list>
        </text:list-item>
      </text:list>
      <text:list xml:id="list2095595415" text:continue-list="list2136114037" text:style-name="L5">
        <text:list-item>
          <text:list>
            <text:list-item>
              <text:list>
                <text:list-item>
                  <text:list>
                    <text:list-header>
                      <text:p text:style-name="P33"/>
                      <text:p text:style-name="P33"/>
                    </text:list-header>
                    <text:list-item>
                      <text:p text:style-name="P30">Collect list of literal coordinates from 2 different patches of all-atom residues: </text:p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list xml:id="list1437837302" text:style-name="L8">
        <text:list-item>
          <text:list>
            <text:list-item>
              <text:list>
                <text:list-item>
                  <text:list>
                    <text:list-header>
                      <text:p text:style-name="P39">$ ELFIN dx prot ch coords coordM answ res1 res2 res3 res4 plot</text:p>
                      <text:p text:style-name="P39"/>
                    </text:list-header>
                  </text:list>
                </text:list-item>
              </text:list>
            </text:list-item>
          </text:list>
        </text:list-item>
      </text:list>
      <text:p text:style-name="P15"/>
      <text:list xml:id="list1706472583" text:continue-list="list732665461" text:style-name="L3">
        <text:list-item>
          <text:list>
            <text:list-item>
              <text:list>
                <text:list-item>
                  <text:p text:style-name="P29">Electrostatic Surface analysis:</text:p>
                  <text:p text:style-name="P29"/>
                </text:list-item>
              </text:list>
            </text:list-item>
          </text:list>
        </text:list-item>
      </text:list>
      <text:list xml:id="list497748478" text:style-name="L9">
        <text:list-item>
          <text:list>
            <text:list-item>
              <text:list>
                <text:list-header>
                  <text:p text:style-name="P40">$ ELFIN dx prot distsurf coords dimx dimy dimz spac patchM cube plot</text:p>
                </text:list-header>
              </text:list>
            </text:list-item>
          </text:list>
        </text:list-item>
      </text:list>
      <text:list xml:id="list1563962656" text:continue-list="list1706472583" text:style-name="L3">
        <text:list-item>
          <text:list>
            <text:list-item>
              <text:list>
                <text:list-header>
                  <text:p text:style-name="P29"/>
                </text:list-header>
              </text:list>
            </text:list-item>
          </text:list>
        </text:list-item>
      </text:list>
      <text:list xml:id="list1028650904" text:style-name="L10">
        <text:list-item>
          <text:list>
            <text:list-item>
              <text:list>
                <text:list-item>
                  <text:p text:style-name="P31">Dimer interface:</text:p>
                  <text:p text:style-name="P31"/>
                </text:list-item>
              </text:list>
            </text:list-item>
          </text:list>
        </text:list-item>
      </text:list>
      <text:list xml:id="list136797902" text:style-name="L11">
        <text:list-item>
          <text:list>
            <text:list-item>
              <text:list>
                <text:list-header>
                  <text:p text:style-name="P41"><text:soft-page-break/>$ ELFIN dx prot coords dimx dimy dimz spac patchM cube plot</text:p>
                </text:list-header>
              </text:list>
            </text:list-item>
          </text:list>
        </text:list-item>
      </text:list>
      <text:p text:style-name="P6"/>
      <text:p text:style-name="P6"/>
      <text:p text:style-name="P2"><text:tab/> <text:s/><text:span text:style-name="T1">Description of </text:span><text:span text:style-name="T11">ARGUMENTS</text:span><text:span text:style-name="T1">:</text:span> </text:p>
      <text:p text:style-name="P2"/>
      <text:p text:style-name="P2"/>
      <text:p text:style-name="P2"/>
      <text:list xml:id="list1122582010" text:style-name="L12">
        <text:list-item>
          <text:p text:style-name="P49">dx</text:p>
          <text:p text:style-name="P49"/>
          <text:p text:style-name="P48">Name of DX file (i.e B2.dx) </text:p>
        </text:list-item>
      </text:list>
      <text:p text:style-name="P16"/>
      <text:p text:style-name="P16"/>
      <text:list xml:id="list468868939" text:continue-numbering="true" text:style-name="L12">
        <text:list-item>
          <text:p text:style-name="P48">prot</text:p>
          <text:p text:style-name="P48"/>
          <text:p text:style-name="P48">Name of structure file. Both PDBs and PQRs accepted (i.e B2.pqr)</text:p>
        </text:list-item>
      </text:list>
      <text:p text:style-name="P16"/>
      <text:p text:style-name="P16"/>
      <text:list xml:id="list592978513" text:continue-numbering="true" text:style-name="L12">
        <text:list-item>
          <text:p text:style-name="P48">ch</text:p>
        </text:list-item>
      </text:list>
      <text:p text:style-name="P16"/>
      <text:p text:style-name="P16"><text:tab/>Chain ID <text:s/>(i.e A)</text:p>
      <text:p text:style-name="P16"/>
      <text:p text:style-name="P16"/>
      <text:list xml:id="list960218568" text:continue-numbering="true" text:style-name="L12">
        <text:list-item>
          <text:p text:style-name="P49">coords</text:p>
          <text:p text:style-name="P49"/>
          <text:p text:style-name="P48">Source of coordinates:</text:p>
          <text:p text:style-name="P48">1 - Customize your own patch</text:p>
          <text:p text:style-name="P48">2 - Residue coordinates collection</text:p>
          <text:p text:style-name="P48">3 – Electrostatic surface</text:p>
          <text:p text:style-name="P48">Value =&gt; 1 or 2</text:p>
          <text:p text:style-name="P48"/>
          <text:p text:style-name="P48"/>
        </text:list-item>
        <text:list-item>
          <text:p text:style-name="P49">refres</text:p>
          <text:p text:style-name="P49"/>
          <text:p text:style-name="P48">ID of the residue you want to use as reference for building up the patch (i.e. 122)</text:p>
          <text:p text:style-name="P48"/>
          <text:p text:style-name="P48"/>
        </text:list-item>
        <text:list-item>
          <text:p text:style-name="P49">dimx</text:p>
          <text:p text:style-name="P49"/>
          <text:p text:style-name="P48">Patch X dimension in angstroms (i.e. 6)</text:p>
          <text:p text:style-name="P48"/>
          <text:p text:style-name="P48"/>
        </text:list-item>
        <text:list-item>
          <text:p text:style-name="P49">dimy</text:p>
          <text:p text:style-name="P49"/>
          <text:p text:style-name="P48">Patch Y dimension in angstroms (i.e. 6)</text:p>
          <text:p text:style-name="P48"/>
          <text:p text:style-name="P48"/>
        </text:list-item>
        <text:list-item>
          <text:p text:style-name="P49">dimz</text:p>
          <text:p text:style-name="P49"/>
          <text:p text:style-name="P48">Patch Z dimension in angstroms (i.e. 6)</text:p>
          <text:p text:style-name="P48"/>
          <text:p text:style-name="P48"/>
        </text:list-item>
        <text:list-item>
          <text:p text:style-name="P49">spac</text:p>
          <text:p text:style-name="P49"/>
        </text:list-item>
      </text:list>
      <text:p text:style-name="P17"><text:tab/>Spacing used for building up the patch in angstroms (i.e. 0.6)</text:p>
      <text:p text:style-name="P17"/>
      <text:p text:style-name="P17"/>
      <text:list xml:id="list1572635438" text:continue-numbering="true" text:style-name="L12">
        <text:list-item>
          <text:p text:style-name="P49">distsurf</text:p>
          <text:p text:style-name="P49"/>
          <text:p text:style-name="P48">Whenever “Electrostatic Surface” is called (<text:span text:style-name="T2">coords=3), </text:span><text:span text:style-name="T12">distsurf </text:span><text:soft-page-break/><text:span text:style-name="T12">represents the distance</text:span> of each surface patch to the centre of the structure.</text:p>
        </text:list-item>
      </text:list>
      <text:p text:style-name="P16"/>
      <text:p text:style-name="P19"/>
      <text:list xml:id="list1695086621" text:continue-numbering="true" text:style-name="L12">
        <text:list-item>
          <text:p text:style-name="P49">patchM</text:p>
          <text:p text:style-name="P49"/>
          <text:p text:style-name="P48">Method for your path's geometry type:</text:p>
          <text:p text:style-name="P48"/>
          <text:p text:style-name="P48">1 - Line (1D)</text:p>
          <text:p text:style-name="P48">2 - Slice (2D)</text:p>
          <text:p text:style-name="P48">3 - Cube (3D)</text:p>
          <text:p text:style-name="P48"/>
          <text:p text:style-name="P48">Value =&gt; 1, 2 or 3</text:p>
        </text:list-item>
      </text:list>
      <text:p text:style-name="P16"/>
      <text:p text:style-name="P16"/>
      <text:list xml:id="list1838219122" text:continue-numbering="true" text:style-name="L12">
        <text:list-item>
          <text:p text:style-name="P49">cube</text:p>
          <text:p text:style-name="P49"/>
          <text:p text:style-name="P50">If <text:span text:style-name="T2">patchmethod</text:span> is 3 (CUBE), you can activate visualizing your protein along with a cube of your selected dimensions containing the residues involved, over program execution.</text:p>
          <text:p text:style-name="P50">Values =&gt; If true: YES | yes | y | 1; If false: NO | no | n | 0</text:p>
          <text:list>
            <text:list-item>
              <text:list>
                <text:list-header>
                  <text:p text:style-name="P50"><text:s text:c="10"/></text:p>
                  <text:p text:style-name="P50">Any other value or just leaving it empty will not produce any visualization. Also, unless no option stated, a VMD state will be saved to <text:span text:style-name="T2">Output/</text:span> folder, regardless of the option you choose (Y/N)</text:p>
                  <text:p text:style-name="P50"/>
                  <text:p text:style-name="P50"><text:s/></text:p>
                </text:list-header>
                <text:list-item>
                  <text:p text:style-name="P50">plot</text:p>
                </text:list-item>
              </text:list>
            </text:list-item>
          </text:list>
        </text:list-item>
      </text:list>
      <text:p text:style-name="P18"/>
      <text:p text:style-name="P18"><text:tab/>Activate or deactivate an interactive visualization of the PDF image of your final results</text:p>
      <text:p text:style-name="P18"><text:tab/>Values =&gt; If true: YES | yes | y | 1; If false: NO | no | n | 0</text:p>
      <text:p text:style-name="P18"><text:tab/>Any other value or just leaving it empty will not produce any visualization.</text:p>
      <text:p text:style-name="P18"/>
      <text:p text:style-name="P18"/>
      <text:list xml:id="list691350524" text:continue-numbering="true" text:style-name="L12">
        <text:list-item>
          <text:list>
            <text:list-item>
              <text:list>
                <text:list-item>
                  <text:p text:style-name="P49">coordM</text:p>
                  <text:p text:style-name="P48"/>
                  <text:p text:style-name="P48">Method for collecting coordinates, once you have picked "Residue coordinates collection" as source of coordinates:</text:p>
                  <text:p text:style-name="P48"/>
                  <text:p text:style-name="P48">1 - A 3D patch around a certain atom</text:p>
                  <text:p text:style-name="P48">2 - Literal coordinates of a residue/s</text:p>
                  <text:p text:style-name="P48"/>
                  <text:p text:style-name="P48">Value =&gt; 1 or 2</text:p>
                  <text:p text:style-name="P48"/>
                  <text:p text:style-name="P48"/>
                </text:list-item>
                <text:list-item>
                  <text:p text:style-name="P49">atomname</text:p>
                  <text:p text:style-name="P49"/>
                  <text:p text:style-name="P48">Atom ID used as reference for collecting coordinates (i.e. CA)</text:p>
                  <text:p text:style-name="P48"/>
                  <text:p text:style-name="P48"/>
                </text:list-item>
                <text:list-item>
                  <text:p text:style-name="P49">answ</text:p>
                  <text:p text:style-name="P49"/>
                  <text:p text:style-name="P48">Whether you'll process 1 or 2 different patches</text:p>
                  <text:p text:style-name="P48">Value =&gt; 1 or 2</text:p>
                  <text:p text:style-name="P48"/>
                  <text:p text:style-name="P48"/>
                </text:list-item>
                <text:list-item>
                  <text:p text:style-name="P48"><text:span text:style-name="T2">res1: </text:span>Residue ID of first patch's initial residue (i.e. 122)</text:p>
                  <text:p text:style-name="P48"/>
                  <text:p text:style-name="P48"><text:soft-page-break/><text:span text:style-name="T2">res2: </text:span>Residue ID of first patch's end residue (i.e. 130)</text:p>
                  <text:p text:style-name="P48"/>
                  <text:p text:style-name="P48"><text:span text:style-name="T2">res3: </text:span>Residue ID of second patch's initial residue (i.e. 150)</text:p>
                  <text:p text:style-name="P48"/>
                  <text:p text:style-name="P48"><text:span text:style-name="T2">res4: </text:span>Residue ID of second patch's end residue (i.e. 170)</text:p>
                  <text:p text:style-name="P48"/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17"/>
      <text:p text:style-name="P17"/>
      <text:p text:style-name="P20">UNISTALLING ELFIN:</text:p>
      <text:p text:style-name="P20"/>
      <text:p text:style-name="P20"/>
      <text:list xml:id="list1300011939" text:continue-list="list1563962656" text:style-name="L3">
        <text:list-header>
          <text:p text:style-name="P29">For uninstalling ELFIN, just open your terminal and type:</text:p>
          <text:p text:style-name="P34"/>
          <text:p text:style-name="P34">$ cd $ELFINDIR</text:p>
        </text:list-header>
      </text:list>
      <text:p text:style-name="P8"/>
      <text:p text:style-name="P8"><text:tab/>$ bash uninstall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OpenSymbol" svg:font-family="OpenSymbol"/>
    <style:font-face style:name="Bitstream Vera Sans Mono" svg:font-family="'Bitstream Vera Sans Mono'" style:font-family-generic="modern" style:font-pitch="fixed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0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15:49:39</dc:date>
    <dc:creator>Ismael </dc:creator>
    <meta:generator>LibreOffice/3.6$Linux_X86_64 LibreOffice_project/2ef5aff-a6fb0ff-166bdff-cf087ad-0f1389</meta:generator>
    <meta:editing-duration>PT5H8M18S</meta:editing-duration>
    <meta:editing-cycles>46</meta:editing-cycles>
    <meta:document-statistic meta:table-count="0" meta:image-count="0" meta:object-count="0" meta:page-count="5" meta:paragraph-count="100" meta:word-count="951" meta:character-count="5221" meta:non-whitespace-character-count="4417"/>
  </office:meta>
</office:document-meta>
</file>